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text-properties officeooo:rsid="00020c34" officeooo:paragraph-rsid="00020c34"/>
    </style:style>
    <style:style style:name="P2" style:family="paragraph" style:parent-style-name="Standard" style:list-style-name="L1">
      <style:text-properties officeooo:rsid="00022df2" officeooo:paragraph-rsid="00022df2"/>
    </style:style>
    <style:style style:name="P3" style:family="paragraph" style:parent-style-name="Standard">
      <style:text-properties officeooo:rsid="00022df2" officeooo:paragraph-rsid="00022df2"/>
    </style:style>
    <style:style style:name="P4" style:family="paragraph" style:parent-style-name="Standard" style:list-style-name="L3">
      <style:text-properties officeooo:rsid="00022df2" officeooo:paragraph-rsid="00022df2"/>
    </style:style>
    <style:style style:name="P5" style:family="paragraph" style:parent-style-name="Standard" style:list-style-name="L3">
      <style:text-properties officeooo:rsid="0002c8a5" officeooo:paragraph-rsid="0002c8a5"/>
    </style:style>
    <style:style style:name="P6" style:family="paragraph" style:parent-style-name="Standard">
      <style:text-properties officeooo:paragraph-rsid="0002c8a5"/>
    </style:style>
    <style:style style:name="P7" style:family="paragraph" style:parent-style-name="Standard">
      <style:text-properties officeooo:rsid="00036338" officeooo:paragraph-rsid="00036338"/>
    </style:style>
    <style:style style:name="P8" style:family="paragraph" style:parent-style-name="Standard" style:list-style-name="L5">
      <style:text-properties officeooo:rsid="00036338" officeooo:paragraph-rsid="00036338"/>
    </style:style>
    <style:style style:name="P9" style:family="paragraph" style:parent-style-name="Standard" style:list-style-name="L6">
      <style:text-properties officeooo:rsid="00036338" officeooo:paragraph-rsid="00065099"/>
    </style:style>
    <style:style style:name="P10" style:family="paragraph" style:parent-style-name="Standard" style:list-style-name="L6">
      <style:text-properties officeooo:rsid="00065099" officeooo:paragraph-rsid="00065099"/>
    </style:style>
    <style:style style:name="P11" style:family="paragraph" style:parent-style-name="Standard" style:list-style-name="L4">
      <style:text-properties officeooo:rsid="00072d57" officeooo:paragraph-rsid="0009d569"/>
    </style:style>
    <style:style style:name="P12" style:family="paragraph" style:parent-style-name="Standard" style:list-style-name="L4">
      <style:text-properties officeooo:rsid="0009d569" officeooo:paragraph-rsid="0009d569"/>
    </style:style>
    <style:style style:name="P13" style:family="paragraph" style:parent-style-name="Standard">
      <style:text-properties officeooo:rsid="000c52be" officeooo:paragraph-rsid="000c52be"/>
    </style:style>
    <style:style style:name="P14" style:family="paragraph" style:parent-style-name="Standard" style:list-style-name="L9">
      <style:text-properties officeooo:rsid="000de041" officeooo:paragraph-rsid="000de041"/>
    </style:style>
    <style:style style:name="P15" style:family="paragraph" style:parent-style-name="Standard" style:list-style-name="L9">
      <style:text-properties officeooo:rsid="00115fc9" officeooo:paragraph-rsid="00115fc9"/>
    </style:style>
    <style:style style:name="P16" style:family="paragraph" style:parent-style-name="Standard">
      <style:text-properties officeooo:rsid="00115fc9" officeooo:paragraph-rsid="00115fc9"/>
    </style:style>
    <style:style style:name="P17" style:family="paragraph" style:parent-style-name="Standard" style:list-style-name="L10">
      <style:text-properties officeooo:rsid="00115fc9" officeooo:paragraph-rsid="00115fc9"/>
    </style:style>
    <style:style style:name="P18" style:family="paragraph" style:parent-style-name="Standard">
      <style:text-properties officeooo:rsid="001301cf" officeooo:paragraph-rsid="001301cf"/>
    </style:style>
    <style:style style:name="P19" style:family="paragraph" style:parent-style-name="Standard" style:list-style-name="L11">
      <style:text-properties officeooo:rsid="001301cf" officeooo:paragraph-rsid="001301cf"/>
    </style:style>
    <style:style style:name="P20" style:family="paragraph" style:parent-style-name="Standard" style:list-style-name="L12">
      <style:text-properties officeooo:rsid="001301cf" officeooo:paragraph-rsid="001301cf"/>
    </style:style>
    <style:style style:name="P21" style:family="paragraph" style:parent-style-name="Standard" style:list-style-name="L12">
      <style:text-properties officeooo:rsid="00144520" officeooo:paragraph-rsid="00144520"/>
    </style:style>
    <style:style style:name="P22" style:family="paragraph" style:parent-style-name="Standard" style:list-style-name="L12">
      <style:text-properties officeooo:rsid="00156170" officeooo:paragraph-rsid="00156170"/>
    </style:style>
    <style:style style:name="P23" style:family="paragraph" style:parent-style-name="Standard">
      <style:text-properties officeooo:rsid="00156170" officeooo:paragraph-rsid="00156170"/>
    </style:style>
    <style:style style:name="P24" style:family="paragraph" style:parent-style-name="Standard" style:list-style-name="L14">
      <style:text-properties officeooo:rsid="00167514" officeooo:paragraph-rsid="00167514"/>
    </style:style>
    <style:style style:name="P25" style:family="paragraph" style:parent-style-name="Standard" style:list-style-name="L14">
      <style:text-properties officeooo:rsid="00170535" officeooo:paragraph-rsid="00170535"/>
    </style:style>
    <style:style style:name="P26" style:family="paragraph" style:parent-style-name="Standard" style:list-style-name="L14">
      <style:text-properties officeooo:rsid="0018159e" officeooo:paragraph-rsid="0018159e"/>
    </style:style>
    <style:style style:name="P27" style:family="paragraph" style:parent-style-name="Standard">
      <style:text-properties officeooo:rsid="0019056e" officeooo:paragraph-rsid="0019056e"/>
    </style:style>
    <style:style style:name="P28" style:family="paragraph" style:parent-style-name="Standard" style:list-style-name="L15">
      <style:text-properties officeooo:rsid="0019056e" officeooo:paragraph-rsid="0019056e"/>
    </style:style>
    <style:style style:name="P29" style:family="paragraph" style:parent-style-name="Standard" style:list-style-name="L16">
      <style:text-properties officeooo:rsid="001a244b" officeooo:paragraph-rsid="001a244b"/>
    </style:style>
    <style:style style:name="T1" style:family="text">
      <style:text-properties officeooo:rsid="00022df2"/>
    </style:style>
    <style:style style:name="T2" style:family="text">
      <style:text-properties officeooo:rsid="0002c8a5"/>
    </style:style>
    <style:style style:name="T3" style:family="text">
      <style:text-properties officeooo:rsid="00036338"/>
    </style:style>
    <style:style style:name="T4" style:family="text">
      <style:text-properties officeooo:rsid="00065099"/>
    </style:style>
    <style:style style:name="T5" style:family="text">
      <style:text-properties officeooo:rsid="00072d57"/>
    </style:style>
    <style:style style:name="T6" style:family="text">
      <style:text-properties officeooo:rsid="000976e2"/>
    </style:style>
    <style:style style:name="T7" style:family="text">
      <style:text-properties officeooo:rsid="0009d569"/>
    </style:style>
    <style:style style:name="T8" style:family="text">
      <style:text-properties officeooo:rsid="000fb051"/>
    </style:style>
    <style:style style:name="T9" style:family="text">
      <style:text-properties officeooo:rsid="00115fc9"/>
    </style:style>
    <style:style style:name="T10" style:family="text">
      <style:text-properties officeooo:rsid="00144520"/>
    </style:style>
    <style:style style:name="T11" style:family="text">
      <style:text-properties officeooo:rsid="0014edb4"/>
    </style:style>
    <style:style style:name="T12" style:family="text">
      <style:text-properties officeooo:rsid="00172213"/>
    </style:style>
    <style:style style:name="T13" style:family="text">
      <style:text-properties officeooo:rsid="0019056e"/>
    </style:style>
    <style:style style:name="T14" style:family="text">
      <style:text-properties officeooo:rsid="001acd7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33416841" text:style-name="L1">
        <text:list-item>
          <text:p text:style-name="P1">Give out campaign traits before start</text:p>
        </text:list-item>
        <text:list-item>
          <text:p text:style-name="P1">players find harrow card in places, choose card that represents their alignment and highest ability score. If tied AS, choose the ability score that closely fits the class <text:s text:c="3"/>//<text:span text:style-name="T1">print out the prop on page 15</text:span></text:p>
        </text:list-item>
        <text:list-item>
          <text:p text:style-name="P2">DC 12 knowledge (local) check or spend 1d3 hours asking around about the address to figure out the address is the home and fortune telling shop of a Varisian woman named Zellara</text:p>
        </text:list-item>
      </text:list>
      <text:p text:style-name="P3">Zellara’s House</text:p>
      <text:p text:style-name="P3"><text:tab/><text:span text:style-name="T3">(portray her as helpful but desperate, not sinister)</text:span></text:p>
      <text:list xml:id="list2885676017" text:style-name="L3">
        <text:list-item>
          <text:p text:style-name="P4">first PC to arrive finds a note on the table weighted with a stone paperweight //print out other prop on #15</text:p>
        </text:list-item>
        <text:list-item>
          <text:p text:style-name="P4">Desc: food and wine in basket. The note and all furnishings in the room are real/illusions. Doubt <text:span text:style-name="T2">the food and furnishings is DC 25 Will save to see they are illusions. If Detect Magic, it radiates moderate illusion. Detect Undead radiates moderate aura of undead. Detect Evil and stuff do nothing.</text:span></text:p>
        </text:list-item>
        <text:list-item>
          <text:p text:style-name="P5">Zellara is present but invisible</text:p>
        </text:list-item>
        <text:list-item>
          <text:p text:style-name="P5">after ready, she manifests outside and comes in smiling</text:p>
        </text:list-item>
        <text:list-item>
          <text:p text:style-name="P5">allows PCs to introduce, while she shuffles a harrow deck artfully.</text:p>
        </text:list-item>
        <text:list-item>
          <text:p text:style-name="P5">Nods at them to sit down if they havent yet</text:p>
        </text:list-item>
        <text:list-item>
          <text:p text:style-name="P5">tells story of her stuff //read this before and be ready, have it memorized summarizably</text:p>
        </text:list-item>
        <text:list-item>
          <text:p text:style-name="P5">tells PCs can do harrowing to help, immediately starts it without waiting for agree. Passes cards out to the pcs. These are the harrowing’s Choosing.</text:p>
        </text:list-item>
      </text:list>
      <text:p text:style-name="P6"><text:span text:style-name="T2">Harrowing: #416 </text:span></text:p>
      <text:list xml:id="list3234776514" text:style-name="L6">
        <text:list-item>
          <text:p text:style-name="P9">forshadow coming time of unrest and violence in the streets, that they are fated to be heroes,<text:span text:style-name="T4">etc,</text:span></text:p>
        </text:list-item>
        <text:list-item>
          <text:p text:style-name="P10">Choosing: before harrow, pull out the 9 cards of curr chapter’s suit. <text:line-break/>DEX:<text:line-break/>avalanche, cricket, crows, dance, demon’s lantern, juggler, locksmith, peacock, rabbit prince.<text:line-break/><text:span text:style-name="T5">(IT DOESNT HAVE TO BE THE SQUARE THING, JUST DRAW FROM HAND)</text:span><text:line-break/>Each player selects one card at random, record next to player name.<text:line-break/>Interpret them, etc<text:line-break/>if card matches a player’s Align or top AS, it is fortunate<text:line-break/>if card opposes a player’s Align or matches bot AS, it indicates an unseen threat or danger.</text:p>
        </text:list-item>
        <text:list-item>
          <text:p text:style-name="P10">After recording <text:span text:style-name="T5">C</text:span>hoosing<text:span text:style-name="T5">s, return cards to deck and shuffle</text:span></text:p>
        </text:list-item>
      </text:list>
      <text:list xml:id="list4058071224" text:style-name="L4">
        <text:list-item>
          <text:p text:style-name="P11">The Spread <text:span text:style-name="T7">#416-417</text:span>: draw 9 cards and place them in the 3x3 square, <text:span text:style-name="T6">the spots represent alignments, with <text:s/>lawful on the left representing past, and chaotic on right representing future.<text:line-break/>Foreshadow accordingly,<text:line-break/>if card evil card in good row, or vice versa, it is misaligned.<text:line-break/>Keep forshadowing to a single sentence, as to move quick and not reveal much.<text:line-break/>#418:<text:line-break/>Same align as place (CG in CG = very important<text:line-break/>Opposite align as place (CG in LE) = misaligned; momentous happening<text:line-break/>Part of align matches place (CG in LG) = increased importance, some times could be misaligned<text:line-break/>Choosing card occur = position of card has significance to player<text:line-break/>#418-#423 for cards list</text:span></text:p>
        </text:list-item>
        <text:list-item>
          <text:p text:style-name="P12">Harrow points: record how many of the spread are of the current chapter suit, this is how many harrow points each player gets. In addition, they get one. If a player’s choosing is revealed,that PC gets gets +1 harrow point. #424 for how to spend. Unspent harrow points at end of chapter are lost.</text:p>
        </text:list-item>
      </text:list>
      <text:p text:style-name="P7">after:</text:p>
      <text:list xml:id="list1767283570" text:style-name="L5">
        <text:list-item>
          <text:p text:style-name="P8"><text:soft-page-break/>she urges them to move quickly before he moves on</text:p>
        </text:list-item>
        <text:list-item>
          <text:p text:style-name="P8">if PC insist on knowing how she knew of them, “she listens to the music of the city, and her harrow cards tell her more than they tell most.</text:p>
        </text:list-item>
        <text:list-item>
          <text:p text:style-name="P8">If PC return to home, #30</text:p>
        </text:list-item>
      </text:list>
      <text:p text:style-name="P13">OLD FISHERY</text:p>
      <text:list xml:id="list1999747152" text:style-name="L9">
        <text:list-item>
          <text:p text:style-name="P14">Windows boarded shut, but ample slits to allow those inside to peer out</text:p>
        </text:list-item>
        <text:list-item>
          <text:p text:style-name="P14">wooden doors mottled with mold and grit, but solid. Hardness 5, HP 10, Break DC 15<text:line-break/>attack door = door health - (DMG – 5, min 1) OR<text:line-break/>strength check vs. Break DC</text:p>
        </text:list-item>
        <text:list-item>
          <text:p text:style-name="P14">fishery is on a steep embankment of 13 feet, DC 10 climb check</text:p>
        </text:list-item>
        <text:list-item>
          <text:p text:style-name="P14">only a few feet between A8 and the water below.</text:p>
        </text:list-item>
        <text:list-item>
          <text:p text:style-name="P14">A13 and A14 are a bit higher than A8</text:p>
        </text:list-item>
        <text:list-item>
          <text:p text:style-name="P14">a small creature could go through the space under A13 to the pool of A13, DC 30 Escape Artist, and also sea creature gonna get them</text:p>
        </text:list-item>
        <text:list-item>
          <text:p text:style-name="P14"><text:span text:style-name="T9">E</text:span>ncounters assume<text:span text:style-name="T9">d to be</text:span> during day.</text:p>
        </text:list-item>
        <text:list-item>
          <text:p text:style-name="P14">If night, all doors locked (Disable Device DC 20), Yargin sleeps in A5, Giggles and <text:span text:style-name="T8">Hookshanks trade off watch around every 3 hours starting at 9pm to 6am, mostly to watch the orphans. Bloo the dog wanders A8.</text:span></text:p>
        </text:list-item>
        <text:list-item>
          <text:p text:style-name="P15">DC 15 Diplomacy to convince urchins to rally against. Intimidate wont work.</text:p>
        </text:list-item>
        <text:list-item>
          <text:p text:style-name="P15">If PCs dont do this ^ they might aid their masters</text:p>
        </text:list-item>
        <text:list-item>
          <text:p text:style-name="P15">Orphans have no knowledge of A9+ as orphans who get sent their never return</text:p>
        </text:list-item>
        <text:list-item>
          <text:p text:style-name="P15">9 orphans to be found during day</text:p>
        </text:list-item>
        <text:list-item>
          <text:p text:style-name="P15">all 26 orphans in A8 at night sleeping in hammocks</text:p>
        </text:list-item>
        <text:list-item>
          <text:p text:style-name="P15">if encountered at night, orphans are too frightened and confused to aid in the fight. Instead they attempt to escape into the slums when their oppressors are dead.//print orphan stats?</text:p>
        </text:list-item>
        <text:list-item>
          <text:p text:style-name="P15">After orphans flee, if PCs gather them and relocate them to a better home, XP #18.</text:p>
        </text:list-item>
        <text:list-item>
          <text:p text:style-name="P15">if any PC has the Missing Child campaign trait, one of the orphans should be that child, getting that child to safety provides a happy ending for that character and 400xp for party</text:p>
        </text:list-item>
      </text:list>
      <text:p text:style-name="P16">A1 Front Door</text:p>
      <text:list xml:id="list1893319680" text:style-name="L10">
        <text:list-item>
          <text:p text:style-name="P17">main doors kept locked. Disable Device DC 20. knocking or open attempts to pick lock bring immediate response from Yargin due to no one usually being there.</text:p>
        </text:list-item>
      </text:list>
      <text:p text:style-name="P18">A2 Loading Dock</text:p>
      <text:list xml:id="list3160628493" text:style-name="L11">
        <text:list-item>
          <text:p text:style-name="P19">during day, doors to A7 kept ajar or open</text:p>
        </text:list-item>
        <text:list-item>
          <text:p text:style-name="P19">door to A8 always locked Disable Device DC 20.</text:p>
        </text:list-item>
        <text:list-item>
          <text:p text:style-name="P19">one to two wagons shipped out a day, typically in evening.</text:p>
        </text:list-item>
        <text:list-item>
          <text:p text:style-name="P19">Orphans in A7 do heavy lifting while Hookshank oversees.</text:p>
        </text:list-item>
      </text:list>
      <text:p text:style-name="P18">A3 Back Alley <text:span text:style-name="T10">(the unsturdy walkway)</text:span></text:p>
      <text:list xml:id="list762351774" text:style-name="L12">
        <text:list-item>
          <text:p text:style-name="P20">door to A6 is kept locked, Disable Device DC 20.</text:p>
        </text:list-item>
        <text:list-item>
          <text:p text:style-name="P21">about 13 feet above water down to 10 around the ship.</text:p>
        </text:list-item>
        <text:list-item>
          <text:p text:style-name="P21">Slippery, if move no faster than one move action, safe. </text:p>
        </text:list-item>
        <text:list-item>
          <text:p text:style-name="P21">Elif move using full round, DC 10 Acrobatics, failure by 5 or more causes fall into water. </text:p>
        </text:list-item>
        <text:list-item>
          <text:p text:style-name="P21">Beyond medium creature size, or someone wearing heavy armor, or two or more medium creatures that stand right next to each other cause the wood to creak and groan alarmingly.<text:line-break/><text:span text:style-name="T11">If stay in one spot for more than one turn, wood collapses below them, they go into the water.<text:line-break/>No fall damage, but shark is attracted (A12)</text:span></text:p>
        </text:list-item>
        <text:list-item>
          <text:p text:style-name="P22">Gaedren uses this route to go up and down, but only a few times a month.</text:p>
        </text:list-item>
      </text:list>
      <text:p text:style-name="P23">A4 Front Room</text:p>
      <text:list xml:id="list3292207448" text:style-name="L14">
        <text:list-item>
          <text:p text:style-name="P24">not often used.</text:p>
        </text:list-item>
        <text:list-item>
          <text:p text:style-name="P24"><text:soft-page-break/>This is where Yargin meets with people to start new delivery schedules, But new customers are rare</text:p>
        </text:list-item>
        <text:list-item>
          <text:p text:style-name="P25">any noise here brings Yargin and Hookshanks to investigate.</text:p>
        </text:list-item>
        <text:list-item>
          <text:p text:style-name="P25">Creature: Yargin’s dog Bloo,</text:p>
        </text:list-item>
        <text:list-item>
          <text:p text:style-name="P25">Bloo sleeps in a makeshift bed under the desk</text:p>
        </text:list-item>
        <text:list-item>
          <text:p text:style-name="P25">Bloo reacts quickly and noisily to intrusion <text:span text:style-name="T12">in this room by someone whos scent he doesnt recognize.</text:span></text:p>
        </text:list-item>
        <text:list-item>
          <text:p text:style-name="P26">Bloo is fearless and attacks strangers on sight, no matter how big.</text:p>
        </text:list-item>
        <text:list-item>
          <text:p text:style-name="P26">Orphans fear Bloo greatly, if the dog is present, a thug gets +4 bonus to intimidate to bully orphans //<text:span text:style-name="T13">print dog #19</text:span></text:p>
        </text:list-item>
      </text:list>
      <text:p text:style-name="P27">A5 Barracks</text:p>
      <text:list xml:id="list805715480" text:style-name="L15">
        <text:list-item>
          <text:p text:style-name="P28">Gaedren’s thugs- Yargin, Hookshanks, and Giggles share this room. </text:p>
        </text:list-item>
        <text:list-item>
          <text:p text:style-name="P28">The fourth bunk is unused. </text:p>
        </text:list-item>
        <text:list-item>
          <text:p text:style-name="P28">The three thugs dont trust each other, and keep no valuables here.</text:p>
        </text:list-item>
      </text:list>
      <text:p text:style-name="P27">A6 Yargin’s Office </text:p>
      <text:list xml:id="list70841957" text:style-name="L16">
        <text:list-item>
          <text:p text:style-name="P29">squeezing through the partially blocked door from A4 is possible with a successful <text:span text:style-name="T14">DC 20 Escape Artist.</text:span></text:p>
        </text:list-item>
        <text:list-item>
          <text:p text:style-name="P2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2T15:38:42.616624105</meta:creation-date>
    <meta:generator>LibreOffice/6.0.5.2$Linux_X86_64 LibreOffice_project/00m0$Build-2</meta:generator>
    <dc:date>2018-07-02T20:14:13.038333718</dc:date>
    <meta:editing-duration>PT2H11M26S</meta:editing-duration>
    <meta:editing-cycles>22</meta:editing-cycles>
    <meta:document-statistic meta:table-count="0" meta:image-count="0" meta:object-count="0" meta:page-count="3" meta:paragraph-count="70" meta:word-count="1233" meta:character-count="6584" meta:non-whitespace-character-count="5466"/>
  </office:meta>
</office:document-meta>
</file>